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margin-left="0.03cm" fo:margin-right="0cm" fo:text-indent="0cm" style:auto-text-indent="false">
        <style:tab-stops>
          <style:tab-stop style:position="1.088cm"/>
        </style:tab-stops>
      </style:paragraph-properties>
    </style:style>
    <style:style style:name="P2" style:family="paragraph" style:parent-style-name="Standard">
      <style:paragraph-properties fo:margin-left="0.088cm" fo:margin-right="0cm" fo:text-indent="0cm" style:auto-text-indent="false">
        <style:tab-stops>
          <style:tab-stop style:position="0.118cm"/>
          <style:tab-stop style:position="0.176cm"/>
          <style:tab-stop style:position="1.147cm"/>
        </style:tab-stops>
      </style:paragraph-properties>
    </style:style>
    <style:style style:name="P3" style:family="paragraph" style:parent-style-name="Standard" style:list-style-name="L2">
      <style:paragraph-properties fo:margin-left="0.088cm" fo:margin-right="0cm" fo:text-indent="0cm" style:auto-text-indent="false">
        <style:tab-stops>
          <style:tab-stop style:position="0.118cm"/>
          <style:tab-stop style:position="0.176cm"/>
          <style:tab-stop style:position="1.147cm"/>
        </style:tab-stops>
      </style:paragraph-properties>
    </style:style>
    <style:style style:name="P4" style:family="paragraph" style:parent-style-name="Standard" style:list-style-name="L3">
      <style:paragraph-properties fo:margin-left="0.088cm" fo:margin-right="0cm" fo:text-indent="0cm" style:auto-text-indent="false">
        <style:tab-stops>
          <style:tab-stop style:position="0.118cm"/>
          <style:tab-stop style:position="0.176cm"/>
          <style:tab-stop style:position="1.147cm"/>
        </style:tab-stops>
      </style:paragraph-properties>
    </style:style>
    <style:style style:name="P5" style:family="paragraph" style:parent-style-name="Standard" style:list-style-name="L4">
      <style:paragraph-properties fo:margin-left="0.088cm" fo:margin-right="0cm" fo:text-indent="0cm" style:auto-text-indent="false">
        <style:tab-stops>
          <style:tab-stop style:position="0.118cm"/>
          <style:tab-stop style:position="0.176cm"/>
          <style:tab-stop style:position="1.147cm"/>
        </style:tab-stops>
      </style:paragraph-properties>
    </style:style>
    <style:style style:name="P6" style:family="paragraph" style:parent-style-name="Standard" style:list-style-name="L5">
      <style:paragraph-properties fo:margin-left="0.088cm" fo:margin-right="0cm" fo:text-indent="0cm" style:auto-text-indent="false">
        <style:tab-stops>
          <style:tab-stop style:position="0.118cm"/>
          <style:tab-stop style:position="0.176cm"/>
          <style:tab-stop style:position="1.147cm"/>
        </style:tab-stops>
      </style:paragraph-properties>
    </style:style>
    <style:style style:name="P7" style:family="paragraph" style:parent-style-name="Standard" style:list-style-name="L6">
      <style:paragraph-properties fo:margin-left="0.088cm" fo:margin-right="0cm" fo:text-indent="0cm" style:auto-text-indent="false">
        <style:tab-stops>
          <style:tab-stop style:position="0.118cm"/>
          <style:tab-stop style:position="0.176cm"/>
          <style:tab-stop style:position="1.147cm"/>
        </style:tab-stops>
      </style:paragraph-properties>
    </style:style>
    <text:list-style style:name="L1">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7 Nennenswerte Probleme</text:p>
      <text:p text:style-name="Standard"/>
      <text:p text:style-name="Standard">Erwartungsgemäß sind auch bei der Realisierung unseres Projektes Probleme aufgetreten. In einem ersten Schritt haben wir das jeweilige Problem analysiert, Lösungsvarianten diskutiert und zu guter Letzt dann doch die Problemlösung gefunden und umgesetzt.</text:p>
      <text:p text:style-name="Standard"/>
      <text:p text:style-name="Standard"/>
      <text:list xml:id="list39649320" text:style-name="L1">
        <text:list-item>
          <text:list>
            <text:list-item>
              <text:p text:style-name="P1">Temperaturmessung</text:p>
            </text:list-item>
          </text:list>
        </text:list-item>
      </text:list>
      <text:p text:style-name="Standard">Er war unser erklärtes Ziel, die Genauigkeit der Temperaturmessung zu verbessern. Obwohl dieses Problem keine unmittelbaren Auswirkungen auf unsere Diplomarbeit hatte, haben wir doch mehrere Möglichkeiten ausprobiert und dokumentiert. Die Variante der Vergrößerung des Messbereiches <text:s/>durch eine Regulierung der Betriebsspannung wurde nicht weiter verfolgt.</text:p>
      <text:p text:style-name="Standard">Bemerkung: Ein besserer Temperatursensor hätte das Problem rasch gelöst, jedoch haben wir – nicht zuletzt aus Kostengründen – diesen Lösungsansatz fallen gelassen.</text:p>
      <text:p text:style-name="Standard"/>
      <text:list xml:id="list40208944" text:style-name="L2">
        <text:list-item>
          <text:list>
            <text:list-header>
              <text:p text:style-name="P3">17.1.1 Diodenschaltung</text:p>
              <text:p text:style-name="P3">Der Versuch, mit einer Diodenschaltung die Referenzspannung so weit zu regulieren, dass im Ergebnis genauere Temperaturmessungen erreichbar waren, hat leider nicht das gewünschte Ergebnis gebracht und wurde deshalb nicht weiter verfolgt. </text:p>
            </text:list-header>
          </text:list>
        </text:list-item>
      </text:list>
      <text:p text:style-name="P2"/>
      <text:list xml:id="list40500981" text:style-name="L3">
        <text:list-item>
          <text:list>
            <text:list-item>
              <text:list>
                <text:list-item>
                  <text:p text:style-name="P4">Verstärkerschaltung</text:p>
                  <text:p text:style-name="P4">Auch den Lösungsansatz, mit einer Verstärkerschaltung die Messspannung zu verstärken und damit die Messgenauigkeit zu verbessern, haben wir intensiv ausprobiert. Obwohl das Internet einige Schaltbilder angeboten hat, hat vorerst keine der von uns aufgebauten Schaltungen funktioniert. Mit weiteren Versuchen haben wir zwar eine 2-fache Verstärkung (1.2V – 1.8V) erreicht, doch das angestrebte Ziel der 5-fach-Verstärkung war auch mit der Änderung der Widerstände außer Reichweite. Weil die Schaltung nicht funktionieren wollte, haben wir Herrn FL Gruber befragt. Er hat uns darauf hingewiesen, dass eine 5-fache Verstärkung bei 5V Betriebsspannung nicht umsetzbar sei. Beim Messen der 5V Betriebsspannung ist ein weiteres Problem aufgetreten.</text:p>
                </text:list-item>
              </text:list>
            </text:list-item>
          </text:list>
        </text:list-item>
      </text:list>
      <text:p text:style-name="P2"/>
      <text:list xml:id="list41162303" text:style-name="L4">
        <text:list-item>
          <text:list>
            <text:list-item>
              <text:list>
                <text:list-item>
                  <text:p text:style-name="P5">Messaufbau</text:p>
                  <text:p text:style-name="P5">Als wir die 5V Betriebsspannung messen wollten, hat das Multimeter 5.84V angezeigt. Auf Befragung des Herrn FL Gruber hat dieser uns informiert, dass es sich bei diesen Werten nicht mehr um Toleranzen handeln kann, da solche maximal 10% betragen würden. Zunächst haben wir vermutet, dass das AVR-NET-IO Board defekt sein könnte oder die Bauteile nicht ordnungsgemäß funktionieren würden. Dieser Verdacht hat sich jedoch nicht bestätigt, weil Herr FL Gruber festgestellt hat, dass die Masse falsch gesteckt worden ist und deswegen noch 0,84V von einer anderen Quelle dazugekommen sind.</text:p>
                </text:list-item>
              </text:list>
            </text:list-item>
          </text:list>
        </text:list-item>
      </text:list>
      <text:p text:style-name="P2"/>
      <text:list xml:id="list41260325" text:style-name="L5">
        <text:list-item>
          <text:list>
            <text:list-item>
              <text:p text:style-name="P6">Apache und Twitter</text:p>
              <text:p text:style-name="P6">Beim Umsetzen unserer Idee, für allfällige Benachrichtigungen auch Twitter zu verwenden, wurde eine weitere Besonderheit offenkundig. Die Twitter-Benachrichtigungen funktionieren alleine ganz normal, doch bei Verwendung in unserem Projekt traten zwischen Apache Tomcat und Twitter-Benachrichtigungen Fehler auf. Das Problem war, dass die Benachrichtigung und der Tomcat den gleichen Port – nämlich den Port 80 – verwenden.</text:p>
            </text:list-item>
          </text:list>
        </text:list-item>
      </text:list>
      <text:p text:style-name="P2"/>
      <text:list xml:id="list41321602" text:style-name="L6">
        <text:list-item>
          <text:list>
            <text:list-item>
              <text:p text:style-name="P7">Apache – SQLite Dadenbankpfad</text:p>
              <text:p text:style-name="P7"/>
            </text:list-item>
          </text:list>
        </text:list-item>
      </text:list>
      <text:list xml:id="list41510796" text:continue-list="list41260325" text:style-name="L5">
        <text:list-item>
          <text:list>
            <text:list-header>
              <text:p text:style-name="P6"/>
            </text:list-header>
          </text:list>
        </text:list-item>
      </text:list>
      <text:p text:style-name="P2"/>
      <text:p text:style-name="P2"/>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7T19:49:26.24</meta:creation-date>
    <dc:date>2012-04-27T21:37:12.33</dc:date>
    <meta:editing-duration>PT1H17M21S</meta:editing-duration>
    <meta:editing-cycles>8</meta:editing-cycles>
    <meta:generator>LibreOffice/3.4$Win32 LibreOffice_project/340m1$Build-302</meta:generator>
    <meta:document-statistic meta:table-count="0" meta:image-count="0" meta:object-count="0" meta:page-count="2" meta:paragraph-count="14" meta:word-count="394" meta:character-count="2921" meta:non-whitespace-character-count="2544"/>
  </office:meta>
</office:document-meta>
</file>